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Menlo" svg:font-family="Menlo"/>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1.0pt" fo:color="#000000"/>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UNIX-SHELL-(BASH)</text:span></text:p>
      <text:p text:style-name="P1"><text:span text:style-name="T1">GIRIS:</text:span></text:p>
      <text:p text:style-name="P1"/>
      <text:p text:style-name="P1">Asagida '$' ile baslayan satirlar bash komutlarini belirtiyor.</text:p>
      <text:p text:style-name="P1">'#' ile baslayan satirlar hemen ustunde bulunan komutlara dair yorumlari/aciklamalari iceriyor.</text:p>
      <text:p text:style-name="P1"/>
      <text:p text:style-name="P1"><text:span text:style-name="T1">Command-line interpreter: </text:span>Unix ile iletisime gecmenizi saglayan bir 'ortam'. Unix ile</text:p>
      <text:p text:style-name="P1">farkli terminal programlarini kullanarak iletisime gecebilirsiniz (internet ile farkli</text:p>
      <text:p text:style-name="P1">browser'lari kullanarak iletisime gecebileceginiz gibi...). Yine de (!) Bourne-again-shell,</text:p>
      <text:p text:style-name="P1">yani Bash, kullanilmasi genomik seq. datasi analizi icin tercih edilmeli.</text:p>
      <text:p text:style-name="P1"/>
      <text:p text:style-name="P1"/>
      <text:p text:style-name="P1"><text:span text:style-name="T2">Home directory (ditectory=konum/altdizin):</text:span><text:s/>bash'i baslattiginizda bulundugunuz ilk konum.</text:p>
      <text:p text:style-name="P1"/>
      <text:p text:style-name="P1"><text:span text:style-name="T1">#bulundugunuz konumu/altdizini gorunteleyin:</text:span></text:p>
      <text:p text:style-name="P1">$ pwd</text:p>
      <text:p text:style-name="P1"/>
      <text:p text:style-name="P1"><text:span text:style-name="T1">Listele komutu:</text:span></text:p>
      <text:p text:style-name="P1">$ ls</text:p>
      <text:p text:style-name="P1"/>
      <text:p text:style-name="P1">Soru: komut neden acikca 'list' olarak kullanilmiyor da 'ls' olarak kullaniliyor?</text:p>
      <text:p text:style-name="P1">Cevap: kisaltma ~ zaman</text:p>
      <text:p text:style-name="P1"/>
      <text:p text:style-name="P1"><text:span text:style-name="T2">Cok onemli bir ozellik - komut tarihcesi (history):</text:span></text:p>
      <text:p text:style-name="P1">$ history</text:p>
      <text:p text:style-name="P1">#dersin sonunda bunu tekrar komutlayip yeni dosyaya kaydedebilirsiniz.</text:p>
      <text:p text:style-name="P1"/>
      <text:p text:style-name="P1">Daha onceki komutlara kisa yolla ulasmak icin 'yukari &amp; 'asagi' oklari kullanabilirsiniz.</text:p>
      <text:p text:style-name="P1"/>
      <text:p text:style-name="P1">Not: Bash komutlarinin bir yerinde bir degisiklik yapmak icin ornegin komutu silmeden en basa gitmek istiyorsunuz, tek tek 'sol ok tusuna' basarak gitmek yerine kisa yollar var. Derste bunu atladik! Klavye-kisa-yollari:</text:p>
      <text:p text:style-name="P1"/>
      <text:p text:style-name="P1">Ctrl + a #basa git</text:p>
      <text:p text:style-name="P1">Ctrl + e #sona git ya da asagi ok, yukari ok</text:p>
      <text:p text:style-name="P1"/>
      <text:p text:style-name="P1"/>
      <text:p text:style-name="P1">Bir seyi ekrana yazdırmak icin:</text:p>
      <text:p text:style-name="P1"/>
      <text:p text:style-name="P1">$ echo merhaba</text:p>
      <text:p text:style-name="P1"/>
      <text:p text:style-name="P1">$ clear</text:p>
      <text:p text:style-name="P1">#ekran komutlarini temizler</text:p>
      <text:p text:style-name="P1"/>
      <text:p text:style-name="P1"><text:span text:style-name="T2">Yeni bir directory:</text:span></text:p>
      <text:p text:style-name="P1">$ mkdir Tugce</text:p>
      <text:p text:style-name="P1">$ ls</text:p>
      <text:p text:style-name="P1"/>
      <text:p text:style-name="P1">Bu arada da dosya isimlendirmelerinizin mantikli, anlasilabilir, birbirleri ile iliskili olmasi cok ama cok onemli!</text:p>
      <text:p text:style-name="P1"/>
      <text:p text:style-name="P1">Command-line secenekleri:</text:p>
      <text:p text:style-name="P1"/>
      <text:p text:style-name="P1">Command-line ( komut-dizini) secenekleri icin '-' kullaniyoruz:</text:p>
      <text:p text:style-name="P1">$ ls -l</text:p>
      <text:p text:style-name="P1"/>
      <text:p text:style-name="P1"/>
      <text:p text:style-name="P1"># listeleme 'output'unun tek satir halinde gosterilmesini saglar</text:p>
      <text:p text:style-name="P1"/>
      <text:p text:style-name="P1">---------------------o---------------------</text:p>
      <text:p text:style-name="P1">Peki ilgili arac icin bulunan seceneklere dair nereden bilgi alabiliriz?</text:p>
      <text:p text:style-name="P1"/>
      <text:p text:style-name="P1">Man sayfasi ilgili araci calistiracak komutlar uzerine bilgi verir:</text:p>
      <text:p text:style-name="P1"/>
      <text:p text:style-name="P1">$ man ls</text:p>
      <text:p text:style-name="P1"># koseli parantez icinde verilen secenekler opsiyoneldir. Komut o secenekler olmadan da caisir. Fakat secenekler size cok faydali calismanizda yardimci olur. Secenekleri gozden gecirmeniz (man ile) cok faydali.</text:p>
      <text:p text:style-name="P1"/>
      <text:p text:style-name="P1">#'man' sayfasinda ‘q’ cikis</text:p>
      <text:p text:style-name="P1"/>
      <text:p text:style-name="P1"/>
      <text:p text:style-name="P1">---------------------o---------------------</text:p>
      <text:p text:style-name="P1"><text:span text:style-name="T1">SORT ile veri dosyasi icerigini duzenlemek / istenilen sutuna gore siralamak:</text:span></text:p>
      <text:p text:style-name="P1"><text:span text:style-name="T1"/></text:p>
      <text:p text:style-name="P2">$ ls | sort</text:p>
      <text:p text:style-name="P2">$ ls | sort -r</text:p>
      <text:p text:style-name="P2">$ ls | sort --random-sort</text:p>
      <text:p text:style-name="P1"><text:span text:style-name="T2">Altdizinler/konumlar arasinda gezinmek:</text:span></text:p>
      <text:p text:style-name="P1"/>
      <text:p text:style-name="P1"/>
      <text:p text:style-name="P1"><text:span text:style-name="T1">Nasil farkli bir altdizine gidecegiz?</text:span></text:p>
      <text:p text:style-name="P1"/>
      <text:p text:style-name="P1">$ cd Tugce</text:p>
      <text:p text:style-name="P1"># Dosya ismini girerken mutlaka TAB kullanın! TAB'in zaman kazandirmasi disinda en onemli ozellihi hatali isimlendirmeyi onler, yanlis dosya uzer</text:p>
      <text:p text:style-name="P1"/>
      <text:p text:style-name="P1">$ cd klasor2/klasor3</text:p>
      <text:p text:style-name="P1"/>
      <text:p text:style-name="P1"><text:span text:style-name="T1">Tek adimda istenilen altdizine gitmek:</text:span></text:p>
      <text:p text:style-name="P1">$ cd /dosya1/dosya2/dosya3</text:p>
      <text:p text:style-name="P1"># '/' <text:span text:style-name="T2">altdizin</text:span><text:s/>oldugunu belirtiyor &amp; farkli altdizinleri hiyerarsiye gore diziyor – ust konumdan alt konuma dogru.</text:p>
      <text:p text:style-name="P1"/>
      <text:p text:style-name="P1">$ cd ../Docs</text:p>
      <text:p text:style-name="P1"># '..' bir ust-konuma gec &amp; ardindan 'Docs' dizinine gir demek.</text:p>
      <text:p text:style-name="P1"/>
      <text:p text:style-name="P1">Bir dizinden/konumdan 'home-directory'ye gecmenin kisa yolu:</text:p>
      <text:p text:style-name="P1">$ cd ~</text:p>
      <text:p text:style-name="P1"/>
      <text:p text:style-name="P1"/>
      <text:p text:style-name="P1"/>
      <text:p text:style-name="P1">---------------------o---------------------</text:p>
      <text:p text:style-name="P1"/>
      <text:p text:style-name="P1"><text:span text:style-name="T1">'Directory'ler ile/uzerine islemler:</text:span></text:p>
      <text:p text:style-name="P1"/>
      <text:p text:style-name="P1">$ mkdir isim/data</text:p>
      <text:p text:style-name="P1">$ cd isim/data</text:p>
      <text:p text:style-name="P1"># data dizinine gectik.</text:p>
      <text:p text:style-name="P1"/>
      <text:p text:style-name="P1"/>
      <text:p text:style-name="P1">$ vim test.txt</text:p>
      <text:p text:style-name="P1">Insert, escape, :x</text:p>
      <text:p text:style-name="P1">$ ls</text:p>
      <text:p text:style-name="P1"/>
      <text:p text:style-name="P1"/>
      <text:p text:style-name="P1">$ rm test.txt</text:p>
      <text:p text:style-name="P1">$ ls</text:p>
      <text:p text:style-name="P1"/>
      <text:p text:style-name="P1"><text:span text:style-name="T2">Directory'yi silmek:</text:span></text:p>
      <text:p text:style-name="P1">$ mkdir directory1</text:p>
      <text:p text:style-name="P1">$ ls</text:p>
      <text:p text:style-name="P1">$ rm -r directory1</text:p>
      <text:p text:style-name="P1"/>
      <text:p text:style-name="P1">---------------------o---------------------</text:p>
      <text:p text:style-name="P1"><text:span text:style-name="T1">Dosyalari tasimak, yeniden adlandirmak:</text:span></text:p>
      <text:p text:style-name="P1"/>
      <text:p text:style-name="P1">- test_folder isimli bir klasor olusturun ve o klasore gecin.</text:p>
      <text:p text:style-name="P1"/>
      <text:p text:style-name="P1"><text:span text:style-name="T1">Dosyalari kopyalamak:</text:span></text:p>
      <text:p text:style-name="P1"><text:span text:style-name="T2">$ cp ../</text:span>tb1-protein.fasta .</text:p>
      <text:p text:style-name="P1"><text:span text:style-name="T2">$ cp ../</text:span>tga1-protein.fasta .</text:p>
      <text:p text:style-name="P1"><text:span text:style-name="T1">$ ls</text:span></text:p>
      <text:p text:style-name="P1"/>
      <text:p text:style-name="P1"/>
      <text:p text:style-name="P1">'mv' komutunu kullanmak:</text:p>
      <text:p text:style-name="P1">/Unix_bash/ dizini icerisinde Template dosyasi olusturun.</text:p>
      <text:p text:style-name="P1"/>
      <text:p text:style-name="P1">dosya1.txt dosya2.txt'yi Template'e tasiyalim ('mv'):</text:p>
      <text:p text:style-name="P1">$ mv tb1-protein.fasta data/</text:p>
      <text:p text:style-name="P1">$ mv tga1-protein.fasta data/</text:p>
      <text:p text:style-name="P1">$ ls data/</text:p>
      <text:p text:style-name="P1"/>
      <text:p text:style-name="P1"><text:span text:style-name="T1">Dosyalari kopyalamak:</text:span></text:p>
      <text:p text:style-name="P1"><text:span text:style-name="T2">$ cp ../</text:span><text:span text:style-name="T1">tb1.fasta</text:span><text:s/>.</text:p>
      <text:p text:style-name="P1"><text:span text:style-name="T1">$ls</text:span></text:p>
      <text:p text:style-name="P1"/>
      <text:p text:style-name="P1"><text:span text:style-name="T2">Bircok dosyayi bir kerede tasimak:</text:span></text:p>
      <text:p text:style-name="P1">$ cp ../*.fasta.</text:p>
      <text:p text:style-name="P1"/>
      <text:p text:style-name="P1">---------------------o---------------------</text:p>
      <text:p text:style-name="P1"/>
      <text:p text:style-name="P1"><text:span text:style-name="T1">Buyuk text datalari ile calisma yontemleri</text:span><text:s/>(sekans datasini buyuk bir text datasi olarak dusunebilirsiniz):</text:p>
      <text:p text:style-name="P1"/>
      <text:p text:style-name="P1">Veri cok buyuk oldugundan text icin kullandiginiz grafik arayuzlu programlarin veriyi 'memory' uzerinde</text:p>
      <text:p text:style-name="P1">tutmasi cok masrafli olur. Gb buyuklugunde iki FASTA dosyasini birlestirmek isterseniz, birini</text:p>
      <text:p text:style-name="P1">acip kopyalayip-yapistirirken cok fazla memory'yi isgal etmis olursunuz, ayrica mouse ile bu islemi</text:p>
      <text:p text:style-name="P1">yaparken bir kismini silebilir, tumunu secemeyebilirsiniz vb. Sonunda yapacaginiz analiz &amp; bulacaginiz</text:p>
      <text:p text:style-name="P1">sonuclar hatali olacaktir. Shell bu durumlarda hem memory'de yer tutmadan hem de sizden kaynaklanan</text:p>
      <text:p text:style-name="P1">hataya yol acmadan cozmenizi saglar.</text:p>
      <text:p text:style-name="P1"/>
      <text:p text:style-name="P1"><text:span text:style-name="T1">CAT (stream) araci:</text:span></text:p>
      <text:p text:style-name="P1">Hafizaya almadan buyuk dosyalari bir akinti (stream) dosyasina verip hizlica goruntulemek icin onemli bir arac.</text:p>
      <text:p text:style-name="P1"/>
      <text:p text:style-name="P1"><text:span text:style-name="T2">Dosyaya gozatmak:</text:span></text:p>
      <text:p text:style-name="P1">$ cat tb1-protein.fasta</text:p>
      <text:p text:style-name="P1"/>
      <text:p text:style-name="P1"><text:span text:style-name="T2">Birden fazla dosyayi yazdirmak:</text:span></text:p>
      <text:p text:style-name="P1">$ cat tb1-protein.fasta tga1-protein.fasta</text:p>
      <text:p text:style-name="P1"># Unutmayin: '*' wildcard'ini kullanabilirsiniz.</text:p>
      <text:p text:style-name="P1"/>
      <text:p text:style-name="P1"/>
      <text:p text:style-name="P1"/>
      <text:p text:style-name="P1">'&gt;' veya '&gt;&gt;' kullanarak yonlendirmek:</text:p>
      <text:p text:style-name="P1">'&gt;' girdileri yeni bir dosyaya yonlendirip/kaydeder - uzerine yaziyor, dikkat!</text:p>
      <text:p text:style-name="P1">'&gt;&gt;' yine yonlendiriyor fakat eger o dosya ismi veri iceriyorsa sonuna ekler.</text:p>
      <text:p text:style-name="P1">$ cat *protein.fasta &gt; proteins.fasta</text:p>
      <text:p text:style-name="P1"/>
      <text:p text:style-name="P1"># kaydetti mi kontrol ediyoruz:</text:p>
      <text:p text:style-name="P1">$ cat proteins.fasta</text:p>
      <text:p text:style-name="P1"/>
      <text:p text:style-name="P1"/>
      <text:p text:style-name="P1"># GREP </text:p>
      <text:p text:style-name="P1">Mesela sadece protein ismini görmek istiyoruz nasıl, yapabiliriz?</text:p>
      <text:p text:style-name="P1"><text:span text:style-name="T1">$ grep protein </text:span>tb1-protein.fasta</text:p>
      <text:p text:style-name="P1">Ya da </text:p>
      <text:p text:style-name="P1"><text:span text:style-name="T1">grep -v "^&gt;" </text:span>tb1-proteins.fasta</text:p>
      <text:p text:style-name="P1"/>
      <text:p text:style-name="P1">Ya da mesela DNA fastası acalim.</text:p>
      <text:p text:style-name="P1"><text:span text:style-name="T2">$ cp ../</text:span><text:span text:style-name="T1">tb1.fasta</text:span><text:s/>.</text:p>
      <text:p text:style-name="P1">$ cat <text:span text:style-name="T1">tb1.fasta</text:span></text:p>
      <text:p text:style-name="P1"><text:span text:style-name="T1"/></text:p>
      <text:p text:style-name="P1"><text:span text:style-name="T1">Icine kısaca bakalım:</text:span></text:p>
      <text:p text:style-name="P1"><text:span text:style-name="T1"/></text:p>
      <text:p text:style-name="P1"><text:span text:style-name="T1">$ head tb1.fasta</text:span></text:p>
      <text:p text:style-name="P1"><text:span text:style-name="T1">$ cat tb1.fasta</text:span></text:p>
      <text:p text:style-name="P1"><text:span text:style-name="T1">$ tail tb1.fasta</text:span></text:p>
      <text:p text:style-name="P1"><text:span text:style-name="T1">$ wc tb1.fasta</text:span></text:p>
      <text:p text:style-name="P1"><text:span text:style-name="T1">$ wc -l tb1.fasta</text:span></text:p>
      <text:p text:style-name="P1"><text:span text:style-name="T1"/></text:p>
      <text:p text:style-name="P1">COK ONEMLI UYARI: wc gibi islemlerde data formatinin duzgun oldugu sanisi uzerinden hareket ediyoruz.</text:p>
      <text:p text:style-name="P1">Eger .txt dosyasi 3 adet bos satir iceriyorsa (whitespace) wc veriye dair 3 fazla satir bilgisi verir!</text:p>
      <text:p text:style-name="P1"><text:s/></text:p>
      <text:p text:style-name="P1">Bu dosyanın icinde ATCG olmayan bir nükleotitler var mi?</text:p>
      <text:p text:style-name="P1"/>
      <text:p text:style-name="P1"><text:span text:style-name="T1">$ grep -v A tb1.fasta </text:span></text:p>
      <text:p text:style-name="P1"><text:span text:style-name="T1">$ grep -v ATCG tb1.fasta </text:span></text:p>
      <text:p text:style-name="P1"><text:span text:style-name="T1">$ grep -v "^&gt;" tb1.fasta </text:span></text:p>
      <text:p text:style-name="P1">---------------------o---------------------</text:p>
      <text:p text:style-name="P1"/>
      <text:p text:style-name="P1"><text:span text:style-name="T1">Pipeline'a giris:</text:span></text:p>
      <text:p text:style-name="P1"/>
      <text:p text:style-name="P1">Pipeline olusturmak Linux-bash'in en guclu ozelliklerinden birisidir. Ornegin 3 farkli program ile bir sekans datasini analiz edeceksiniz. Diyelim ki ilk adim alignment, ikinci adim filogenetik agac olusturmak, ucuncu adim ise atasal DNA dizisi olusturmak. Tek tek adimlari sira ile uygulayabilirsiniz. Veya bir pipeline olusturarak tek bir komut ile islemi hizla gerceklestirebilirsiniz! Ayrica, ornegin birinci ve ikinci islemlerin sonunda olusan ciktiyi bilgisayariniza kaydetmeden pipeline sadece son islemin ciktisini verir (ornegimizde atasal DNA dizisi). Pipeline olsutururken derste '|' isaretini kullandik. Ozetle pipeline, ilk islemin ciktisini (output) '|' isaretinden sonra gelen ikinci islemde kullanilan araca girdi (input) olarak verir. </text:p>
      <text:p text:style-name="P1"/>
      <text:p text:style-name="P1"># grep kullanarak bir pipeline ornegi - grep, verilen karakterleri arayan Unix araci. Uygulama dersinde cokca kullandik.</text:p>
      <text:p text:style-name="P1"/>
      <text:p text:style-name="P1">Ornek: tb1.fasta dosyasinda nukleotid disinda bulunan diger karakterleri pipeline ile arayalim.</text:p>
      <text:p text:style-name="P1"/>
      <text:p text:style-name="P1"><text:span text:style-name="T1">$ grep -v "^&gt;" tb1.fasta | grep --color -i "[^ATCG]"</text:span></text:p>
      <text:p text:style-name="P1"><text:span text:style-name="T1"/></text:p>
      <text:p text:style-name="P1">Not: grep'in cok hizli olmasinin nedenlerinden biri, bir kalibi buldugunda, o satirin gerisini</text:p>
      <text:p text:style-name="P1">arastirmayi birakmasi! -o secenegini inceleyin:</text:p>
      <text:p text:style-name="P2">grep -o CRGEG proteins.fasta</text:p>
      <text:p text:style-name="P1"/>
      <text:p text:style-name="P1"># Komutun uzun aciklamasi:</text:p>
      <text:p text:style-name="P1"/>
      <text:p text:style-name="P1">1) grep -v "^&gt;" tb1.fasta | </text:p>
      <text:p text:style-name="P1">Ilk is FASTA dosyasinda 'header'i iceren satirlari islem disi birakmak (-v).</text:p>
      <text:p text:style-name="P1">" " isareti kullanarak ilgili kalibi gerp'e tanittik.</text:p>
      <text:p text:style-name="P1"><text:s/>'^'isareti aranan pattern'i sadece satir basi ile sinirliyor.</text:p>
      <text:p text:style-name="P1">'|' pipe ile ciktiyi (output) diger bir bash islemine/programina aktaran pipeline isareti.</text:p>
      <text:p text:style-name="P1"/>
      <text:p text:style-name="P1">2) grep --color -i "[^ATCG]"</text:p>
      <text:p text:style-name="P1">caret '^' sembolu [] icinde kullanilinca yaninda oldugu karakterlerin disindaki (!)</text:p>
      <text:p text:style-name="P1">karakterleri ariyor. Yani [^ATCG], A, T, C, ve T olmayan karakterler ile eslesiyor.</text:p>
      <text:p text:style-name="P1">'-i' buyuk-kucuk harf ayrimini ortadan kaldiriyor, eger a, t, g, ve c olarak kaydedilen</text:p>
      <text:p text:style-name="P1">nukleotidler var ise onlari da dahil etmek dusuncesi ile...</text:p>
      <text:p text:style-name="P1">grep'in --color secenegi bulunan karakterleri renkli olarak</text:p>
      <text:p text:style-name="P1">gosteriyor.</text:p>
      <text:p text:style-name="P1"/>
      <text:p text:style-name="P1">Derste konustuk fakat tekrar etmek onemli: pipeline ara-cikti (output) sonuclarini dosyaya yazdirmaz! Boylece disk'e yuk olmaz. Eger ara-ciktiyi dogru mu diye komutu ilk calistirdiginizda kontrol etmek isterseniz, TEE opsiyonunu kullanabilirsiniz:</text:p>
      <text:p text:style-name="P1"/>
      <text:p text:style-name="P1"><text:span text:style-name="T1">$ grep -v "^&gt;" tb1.fasta | grep --color -i "[^ATCG]"</text:span><text:s/>&gt; results.txt</text:p>
      <text:p text:style-name="P1"/>
      <text:p text:style-name="P1"><text:span text:style-name="T1">Islemleri arka-planda yurutmek:</text:span></text:p>
      <text:p text:style-name="P1"/>
      <text:p text:style-name="P1">Shell'de komutu yazip enter'a basinca, bu shell iletisine ulasim kapanir. Eger terminalde baska islem yapmak isterseniz yeni terminal acmak tekrar istediginiz altdizine gitmek zorunda kalirsiniz. Ki bu ideal bir yontem degil. Eger isleminiz uzun suren bir islem ise, islemi baslattiktan sonra islemin bitmesini beklemeden komut dizininde komut islemlerine devam etmek icin uzun olan islemi arka planda calistirabilirsiniz. Boylece diger komutlari yazmaya devam edebilirsiniz.</text:p>
      <text:p text:style-name="P1"/>
      <text:p text:style-name="P1">(&amp;) komutun arkasina yazildiginda, komut, arka-planda calisir:</text:p>
      <text:p text:style-name="P1"/>
      <text:p text:style-name="P1"><text:span text:style-name="T1">$ grep -v "^&gt;" tb1.fasta | grep --color -i "[^ATCG]"</text:span><text:s/>&gt; results.txt <text:span text:style-name="T1">&amp;</text:span></text:p>
      <text:p text:style-name="P1"/>
      <text:p text:style-name="P1">$ jobs</text:p>
      <text:p text:style-name="P1"># islemin nasil gittigini gosterir.</text:p>
      <text:p text:style-name="P1"/>
      <text:p text:style-name="P1">NOT: terminalin kapatilmasi islemi durdurur!</text:p>
      <text:p text:style-name="P1"/>
      <text:p text:style-name="P1">Bilgisayarinizda hangi programlar calisiyor:</text:p>
      <text:p text:style-name="P1">$ top</text:p>
      <text:p text:style-name="P1"># size PID'yi verecek - process ID bilgisi veriyor</text:p>
      <text:p text:style-name="P1">"Kill" komutu:</text:p>
      <text:p text:style-name="P1">$ kill 20352</text:p>
      <text:p text:style-name="P1"># process ID'su 20352 olan devam eden bir islemi sonlandirir.</text:p>
      <text:p text:style-name="P1"/>
      <text:p text:style-name="P1"/>
      <text:p text:style-name="P1"/>
      <text:p text:style-name="P1"/>
      <text:p text:style-name="P1">---------------------o---------------------</text:p>
      <text:p text:style-name="P1"/>
      <text:p text:style-name="P1"><text:span text:style-name="T1">Sutun verisi ile calismak:</text:span></text:p>
      <text:p text:style-name="P1"/>
      <text:p text:style-name="P1">Surekli sadece belli sutunlarda bulunan verilerle calisip diger sutunlari analizimiz disinda birakmamiz gereken durumlar oluyor. Sadece ilgilendigimiz sutunlari almak mumkun. Farkli araclar kullandik derste.</text:p>
      <text:p text:style-name="P1"/>
      <text:p text:style-name="P1"><text:span text:style-name="T1">CUT araci: diyelim ki protein isimlerini elde etmek istiyoruz:</text:span></text:p>
      <text:p text:style-name="P1"/>
      <text:p text:style-name="P2">grep '&gt;' proteins.fasta | cut -d ' ' -f 1 </text:p>
      <text:p text:style-name="P2"/>
      <text:p text:style-name="P1"/>
      <text:p text:style-name="P1"/>
      <text:p text:style-name="P1"><text:span text:style-name="T2">CUT ile ilgili cok FAYDALI bir bilgi:</text:span></text:p>
      <text:p text:style-name="P1"/>
      <text:p text:style-name="P1">-f argumani hangi sutunu alacagimizi belirler. ayrica birden fazla sutun icin de yine -f kullaniriz. -f 3, 5, 9 veya -f 3-10 gibi. Sutunlari cut ile bastan istegimize gore siralamak mumkun degil! cut -6, 5, 8, 2 mantik olarak calismayacaktir. Ornegin, cut ile, Mus musculus gtf dosyasini 3 sutunlu tab-delimited genomik siralama dosyasina donusturelim (kromozom, baslangic, bitis):</text:p>
      <text:p text:style-name="P1"/>
      <text:p text:style-name="P1"/>
      <text:p text:style-name="P1"/>
      <text:p text:style-name="P1"><text:span text:style-name="T1">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2</meta:generator>
  </office:meta>
</office:document-meta>
</file>